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rsid="00073e07" officeooo:paragraph-rsid="00073e07"/>
    </style:style>
    <style:style style:name="P2" style:family="paragraph" style:parent-style-name="Standard">
      <style:text-properties style:font-name="Ubuntu" fo:font-size="10pt" officeooo:rsid="0008cf0d" officeooo:paragraph-rsid="0008cf0d"/>
    </style:style>
    <style:style style:name="P3" style:family="paragraph" style:parent-style-name="Standard">
      <style:text-properties style:font-name="Ubuntu" fo:font-size="10pt" officeooo:rsid="000b19f0" officeooo:paragraph-rsid="000b19f0"/>
    </style:style>
    <style:style style:name="T1" style:family="text">
      <style:text-properties fo:font-size="12pt" officeooo:rsid="0008cf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Valeurs par défaut des arguments</text:span></text:p>
      <text:p text:style-name="P2"><text:tab/><text:tab/>On peut passer plusieurs paramètres à une fonction en php. </text:p>
      <text:p text:style-name="P2"><text:tab/><text:tab/>- Paramètres passés par l’utilisateur</text:p>
      <text:p text:style-name="P2"/>
      <text:p text:style-name="P2"><text:tab/><text:tab/><text:tab/>myFunction($variable){}</text:p>
      <text:p text:style-name="P2"/>
      <text:p text:style-name="P2"><text:tab/><text:tab/>- Paramètres par défaut</text:p>
      <text:p text:style-name="P2"/>
      <text:p text:style-name="P2"><text:tab/><text:tab/><text:tab/>myFunction($variable = " valParDéfaut ")</text:p>
      <text:p text:style-name="P2"/>
      <text:p text:style-name="P2"><text:tab/><text:tab/>On peut utiliser les deux en même temps, dans ce cas, toutes les valeurs par défaut</text:p>
      <text:p text:style-name="P2"><text:tab/><text:tab/>doivent être à la fin. </text:p>
      <text:p text:style-name="P2"/>
      <text:p text:style-name="P2"><text:a xlink:type="simple" xlink:href="http://php.net/manual/fr/functions.arguments.php" text:style-name="Internet_20_link" text:visited-style-name="Visited_20_Internet_20_Link">http://php.net/manual/fr/functions.arguments.php</text:a></text:p>
      <text:p text:style-name="P2"><text:a xlink:type="simple" xlink:href="http://php.net/manual/fr/functions.anonymous.php" text:style-name="Internet_20_link" text:visited-style-name="Visited_20_Internet_20_Link">http://php.net/manual/fr/functions.anonymous.php</text:a></text:p>
      <text:p text:style-name="P2"><text:a xlink:type="simple" xlink:href="http://php.net/manual/fr/language.types.array.php" text:style-name="Internet_20_link" text:visited-style-name="Visited_20_Internet_20_Link">http://php.net/manual/fr/language.types.array.php</text:a></text:p>
      <text:p text:style-name="P3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27:52.155284041</meta:creation-date>
    <meta:generator>LibreOffice/6.0.3.2$Linux_X86_64 LibreOffice_project/00m0$Build-2</meta:generator>
    <dc:date>2018-09-25T09:49:40.109425331</dc:date>
    <meta:editing-duration>PT1H11M12S</meta:editing-duration>
    <meta:editing-cycles>6</meta:editing-cycles>
    <meta:document-statistic meta:table-count="0" meta:image-count="0" meta:object-count="0" meta:page-count="1" meta:paragraph-count="12" meta:word-count="54" meta:character-count="484" meta:non-whitespace-character-count="420"/>
  </office:meta>
</office:document-meta>
</file>